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18.44cm" fo:min-width="0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8.391cm" fo:min-width="0cm"/>
    </style:style>
    <style:style style:name="gr3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draw:fill-color="#ff9900" draw:textarea-horizontal-align="justify" draw:textarea-vertical-align="middle" draw:auto-grow-height="false" fo:min-height="12.689cm" fo:min-width="2.576cm"/>
    </style:style>
    <style:style style:name="gr5" style:family="graphic" style:parent-style-name="standard">
      <style:graphic-properties draw:fill-color="#00cc33" draw:textarea-horizontal-align="justify" draw:textarea-vertical-align="middle" draw:auto-grow-height="false" fo:min-height="6.684cm" fo:min-width="0.134cm"/>
    </style:style>
    <style:style style:name="gr6" style:family="graphic" style:parent-style-name="standard">
      <style:graphic-properties draw:fill-color="#ff00ff" draw:textarea-horizontal-align="justify" draw:textarea-vertical-align="middle" draw:auto-grow-height="false" fo:min-height="0.141cm" fo:min-width="4.675cm"/>
    </style:style>
    <style:style style:name="gr7" style:family="graphic" style:parent-style-name="standard">
      <style:graphic-properties draw:fill-color="#9933ff" draw:opacity="33%" draw:textarea-horizontal-align="justify" draw:textarea-vertical-align="middle" draw:auto-grow-height="false" fo:min-height="1.947cm" fo:min-width="6.189cm"/>
    </style:style>
    <style:style style:name="gr8" style:family="graphic" style:parent-style-name="standard">
      <style:graphic-properties draw:fill-color="#003333" draw:textarea-horizontal-align="justify" draw:textarea-vertical-align="middle" draw:auto-grow-height="false" fo:min-height="0.873cm" fo:min-width="1.697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svg:stroke-width="0.159cm" svg:stroke-color="#0066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2" style:family="graphic" style:parent-style-name="standard">
      <style:graphic-properties draw:stroke="none" svg:stroke-color="#000000" draw:fill="none" draw:fill-color="#ffffff" fo:min-height="1.889cm"/>
    </style:style>
    <style:style style:name="gr13" style:family="graphic" style:parent-style-name="standard">
      <style:graphic-properties draw:stroke="none" svg:stroke-color="#000000" draw:fill="none" draw:fill-color="#ffffff" fo:min-height="1.41cm"/>
    </style:style>
    <style:style style:name="gr14" style:family="graphic" style:parent-style-name="standard">
      <style:graphic-properties draw:stroke="none" svg:stroke-color="#000000" draw:fill="none" draw:fill-color="#ffffff" fo:min-height="0.824cm"/>
    </style:style>
    <style:style style:name="gr15" style:family="graphic" style:parent-style-name="standard">
      <style:graphic-properties draw:stroke="none" svg:stroke-color="#000000" draw:fill="none" draw:fill-color="#ffffff" fo:min-height="0.971cm"/>
    </style:style>
    <style:style style:name="gr16" style:family="graphic" style:parent-style-name="standard">
      <style:graphic-properties draw:stroke="none" svg:stroke-color="#000000" draw:fill="none" draw:fill-color="#ffffff" fo:min-height="2.338cm"/>
    </style:style>
    <style:style style:name="gr17" style:family="graphic" style:parent-style-name="standard">
      <style:graphic-properties draw:stroke="none" svg:stroke-color="#000000" draw:fill="none" draw:fill-color="#ffffff" fo:min-height="2.045cm"/>
    </style:style>
    <style:style style:name="gr18" style:family="graphic" style:parent-style-name="standard">
      <style:graphic-properties draw:stroke="none" svg:stroke-color="#000000" draw:fill="none" draw:fill-color="#ffffff" fo:min-height="1.068cm"/>
    </style:style>
    <style:style style:name="gr19" style:family="graphic" style:parent-style-name="standard">
      <style:graphic-properties draw:stroke="none" svg:stroke-color="#000000" draw:fill="none" draw:fill-color="#ffffff" fo:min-height="2.143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2.777cm"/>
    </style:style>
    <style:style style:name="gr22" style:family="graphic" style:parent-style-name="objectwithoutfill">
      <style:graphic-properties svg:stroke-color="#00ccff" draw:fill="none" draw:textarea-vertical-align="middle"/>
    </style:style>
    <style:style style:name="gr23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18.151cm" fo:padding-top="0.142cm" fo:padding-bottom="0.142cm" fo:padding-left="0.267cm" fo:padding-right="0.267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9900"/>
      <style:paragraph-properties fo:text-align="center"/>
    </style:style>
    <style:style style:name="P4" style:family="paragraph">
      <loext:graphic-properties draw:fill-color="#00cc33"/>
      <style:paragraph-properties fo:text-align="center"/>
    </style:style>
    <style:style style:name="P5" style:family="paragraph">
      <loext:graphic-properties draw:fill-color="#ff00ff"/>
      <style:paragraph-properties fo:text-align="center"/>
    </style:style>
    <style:style style:name="P6" style:family="paragraph">
      <loext:graphic-properties draw:fill-color="#9933ff" draw:opacity="33%"/>
      <style:paragraph-properties fo:text-align="center"/>
    </style:style>
    <style:style style:name="P7" style:family="paragraph">
      <loext:graphic-properties draw:fill-color="#003333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text-properties fo:font-size="24pt" style:text-underline-style="solid" style:text-underline-width="auto" style:text-underline-color="font-color" style:font-size-asian="24pt" style:font-size-complex="24pt"/>
    </style:style>
    <style:style style:name="P10" style:family="paragraph">
      <loext:graphic-properties draw:fill="none" draw:fill-color="#ffffff"/>
      <style:text-properties fo:font-size="24pt" style:text-underline-style="solid" style:text-underline-width="auto" style:text-underline-color="font-color" style:font-size-asian="24pt" style:font-size-complex="24pt"/>
    </style:style>
    <style:style style:name="P11" style:family="paragraph">
      <loext:graphic-properties draw:fill="none" draw:fill-color="#ffffff"/>
    </style:style>
    <style:style style:name="T1" style:family="text">
      <style:text-properties fo:font-size="24pt" style:text-underline-style="solid" style:text-underline-width="auto" style:text-underline-color="font-color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9cm" svg:height="18.69cm" svg:x="8.691cm" svg:y="10.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9cm" svg:height="18.641cm" svg:x="14.013cm" svg:y="10.059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.056cm" svg:y1="15.088cm" svg:x2="8.007cm" svg:y2="8.008cm">
          <text:p/>
        </draw:line>
        <draw:line draw:style-name="gr3" draw:text-style-name="P2" draw:layer="layout" svg:x1="15.038cm" svg:y1="8.057cm" svg:x2="8.007cm" svg:y2="8.106cm">
          <text:p/>
        </draw:line>
        <draw:line draw:style-name="gr3" draw:text-style-name="P2" draw:layer="layout" svg:x1="15.038cm" svg:y1="15.039cm" svg:x2="14.892cm" svg:y2="8.106cm">
          <text:p/>
        </draw:line>
        <draw:custom-shape draw:style-name="gr4" draw:text-style-name="P3" draw:layer="layout" svg:width="3.076cm" svg:height="12.939cm" svg:x="10.058cm" svg:y="11.18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4cm" svg:height="6.934cm" svg:x="11.328cm" svg:y="4.2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175cm" svg:height="0.391cm" svg:x="9.033cm" svg:y="4.1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6.689cm" svg:height="2.197cm" svg:x="8.105cm" svg:y="5.81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197cm" svg:height="1.123cm" svg:x="12.695cm" svg:y="5.616cm">
          <text:p/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2.548cm" svg:y1="4.932cm" svg:x2="14.794cm" svg:y2="5.616cm">
          <text:p/>
        </draw:line>
        <draw:custom-shape draw:style-name="gr10" draw:text-style-name="P8" draw:layer="layout" svg:width="0.44cm" svg:height="0.244cm" svg:x="13.329cm" svg:y="5.42cm">
          <text:p/>
          <draw:enhanced-geometry svg:viewBox="0 0 21600 21600" draw:type="rectangle" draw:enhanced-path="M 0 0 L 21600 0 21600 21600 0 21600 0 0 Z N"/>
        </draw:custom-shape>
        <draw:path draw:style-name="gr11" draw:text-style-name="P2" draw:layer="layout" svg:width="19.09cm" svg:height="4.591cm" draw:transform="rotate (-1.5707963267949) translate (18.359cm 6.739cm)" svg:viewBox="0 0 19091 4592" svg:d="M0 4547c354-143 1140 404 1060-433-35-373-524-1161 454-952 538 114 1078-39 1617-44 537-5 1080-49 1616 0 681 62 985-479 1667-433 1025 71 2055 92 3081 130 1043 39 2087 24 3131 0 1027-24 2041-20 3081-130 805-84 781-756 1465-952 630-181 950-750 1364-1170l404-433 151-130">
          <text:p/>
        </draw:path>
        <draw:frame draw:style-name="gr12" draw:text-style-name="P10" draw:layer="layout" svg:width="9.033cm" svg:height="2.139cm" svg:x="2.05cm" svg:y="1cm">
          <draw:text-box>
            <text:p text:style-name="P9"><text:span text:style-name="T1">Float switch assembly</text:span></text:p>
            <text:p text:style-name="P9"><text:span text:style-name="T1">v0.1</text:span></text:p>
          </draw:text-box>
        </draw:frame>
        <draw:frame draw:style-name="gr13" draw:text-style-name="P11" draw:layer="layout" svg:width="4.297cm" svg:height="1.66cm" svg:x="13.818cm" svg:y="1.417cm">
          <draw:text-box>
            <text:p>micro-switch</text:p>
          </draw:text-box>
        </draw:frame>
        <draw:frame draw:style-name="gr14" draw:text-style-name="P11" draw:layer="layout" svg:width="5.03cm" svg:height="1.074cm" svg:x="2.294cm" svg:y="3.223cm">
          <draw:text-box>
            <text:p>washer</text:p>
          </draw:text-box>
        </draw:frame>
        <draw:frame draw:style-name="gr15" draw:text-style-name="P11" draw:layer="layout" svg:width="3.467cm" svg:height="1.221cm" svg:x="3.613cm" svg:y="4.59cm">
          <draw:text-box>
            <text:p>shaft</text:p>
          </draw:text-box>
        </draw:frame>
        <draw:frame draw:style-name="gr16" draw:text-style-name="P11" draw:layer="layout" svg:width="5.078cm" svg:height="2.588cm" svg:x="2.05cm" svg:y="6.25cm">
          <draw:text-box>
            <text:p>micro-switch support</text:p>
          </draw:text-box>
        </draw:frame>
        <draw:frame draw:style-name="gr17" draw:text-style-name="P11" draw:layer="layout" svg:width="4.15cm" svg:height="2.295cm" svg:x="1.814cm" svg:y="8.59cm">
          <draw:text-box>
            <text:p>cap</text:p>
          </draw:text-box>
        </draw:frame>
        <draw:frame draw:style-name="gr18" draw:text-style-name="P11" draw:layer="layout" svg:width="3.955cm" svg:height="1.318cm" svg:x="16.502cm" svg:y="13.929cm">
          <draw:text-box>
            <text:p>float</text:p>
          </draw:text-box>
        </draw:frame>
        <draw:frame draw:style-name="gr19" draw:text-style-name="P11" draw:layer="layout" svg:width="3.497cm" svg:height="2.393cm" svg:x="16.503cm" svg:y="16.211cm">
          <draw:text-box>
            <text:p>cable</text:p>
          </draw:text-box>
        </draw:frame>
        <draw:line draw:style-name="gr20" draw:text-style-name="P2" draw:layer="layout" svg:x1="15.478cm" svg:y1="2.881cm" svg:x2="14.941cm" svg:y2="5.567cm">
          <text:p/>
        </draw:line>
        <draw:line draw:style-name="gr20" draw:text-style-name="P2" draw:layer="layout" svg:x1="4.882cm" svg:y1="3.662cm" svg:x2="9.13cm" svg:y2="3.955cm">
          <text:p/>
        </draw:line>
        <draw:line draw:style-name="gr20" draw:text-style-name="P2" draw:layer="layout" svg:x1="5.517cm" svg:y1="5.078cm" svg:x2="11.523cm" svg:y2="5.127cm">
          <text:p/>
        </draw:line>
        <draw:line draw:style-name="gr20" draw:text-style-name="P2" draw:layer="layout" svg:x1="5.322cm" svg:y1="7.325cm" svg:x2="7.958cm" svg:y2="6.983cm">
          <text:p/>
        </draw:line>
        <draw:line draw:style-name="gr20" draw:text-style-name="P2" draw:layer="layout" svg:x1="3.395cm" svg:y1="9.055cm" svg:x2="7.787cm" svg:y2="9.01cm">
          <text:p/>
        </draw:line>
        <draw:line draw:style-name="gr20" draw:text-style-name="P2" draw:layer="layout" svg:x1="16.39cm" svg:y1="14.353cm" svg:x2="12.179cm" svg:y2="15.756cm">
          <text:p/>
        </draw:line>
        <draw:line draw:style-name="gr20" draw:text-style-name="P2" draw:layer="layout" svg:x1="16.503cm" svg:y1="16.699cm" svg:x2="15.868cm" svg:y2="16.358cm">
          <text:p/>
        </draw:line>
        <draw:frame draw:style-name="gr21" draw:text-style-name="P11" draw:layer="layout" svg:width="5.42cm" svg:height="3.027cm" svg:x="16.278cm" svg:y="10.059cm">
          <draw:text-box>
            <text:p>stand pipe</text:p>
          </draw:text-box>
        </draw:frame>
        <draw:line draw:style-name="gr20" draw:text-style-name="P2" draw:layer="layout" svg:x1="16.344cm" svg:y1="10.64cm" svg:x2="14.262cm" svg:y2="13.583cm">
          <text:p/>
        </draw:line>
        <draw:path draw:style-name="gr22" draw:text-style-name="P2" draw:layer="layout" svg:width="3.491cm" svg:height="3.649cm" draw:transform="rotate (0.784176432921052) translate (9.01219936406515cm 26.3470310466755cm)" svg:viewBox="0 0 3492 3650" svg:d="M0 97c304-221 1454-100 864 724-449 629 1065 455 1106 966 89 1126 1189-26 1037 1035l173 517 312 311">
          <text:p/>
        </draw:path>
        <draw:frame draw:style-name="gr23" draw:text-style-name="P11" draw:layer="layout" svg:width="7.376cm" svg:height="18.435cm" svg:x="1cm" svg:y="9.78cm">
          <draw:text-box>
            <text:p>Micro-switch wiring.</text:p>
            <text:p/>
            <text:p>Blue – Common</text:p>
            <text:p>Brown – NC</text:p>
            <text:p>Orange – NO</text:p>
            <text:p>Green – Not used</text:p>
            <text:p/>
            <text:p>Identifiers used above are as identified on the micro-switch.</text:p>
            <text:p/>
            <text:p>NOTE:</text:p>
            <text:p>For this assembly, in normal use, the float will be suspended from the washer that is resting on the micro-switch, giving continuity between Blue and Orange.</text:p>
            <text:p>When water level rises and the float does what it should do Blue and Oranhe will go open circuit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20:47:25.285126000</meta:creation-date>
    <dc:date>2017-08-03T21:18:59.291537000</dc:date>
    <meta:editing-duration>PT10M33S</meta:editing-duration>
    <meta:editing-cycles>1</meta:editing-cycles>
    <meta:document-statistic meta:object-count="32"/>
    <meta:generator>LibreOffice_Vanilla/5.2.3.5$MacOSX_X86_64 LibreOffice_project/83adc9c35c74e0badc710d981405858b1179a327</meta:generator>
  </office:meta>
</office:document-meta>
</file>